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Endpoint.setCreateAccount( boolean create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processPacket( Packet pack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PPEndpoint.init( XMPP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PEndpoi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tar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PPEndpoint.isCreate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is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Connection( XMPP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PPEndpoint.setUri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PPEndpoi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Filter( Packe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XMPPEndpoint( XMPPComponent component ,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PEndpoi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Marshaler( XMPP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Login( boolean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ServiceUnit( ServiceUnit servic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PEndpoint.XMPP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PPEndpoin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End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